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1.057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11.942cm"/>
    </style:style>
    <style:style style:name="co6" style:family="table-column">
      <style:table-column-properties fo:break-before="auto" style:column-width="2.794cm"/>
    </style:style>
    <style:style style:name="co7" style:family="table-column">
      <style:table-column-properties fo:break-before="auto" style:column-width="7.08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E searched fil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Time of Day</text:p>
          </table:table-cell>
          <table:table-cell table:style-name="ce1" office:value-type="string" calcext:value-type="string">
            <text:p>Process Name</text:p>
          </table:table-cell>
          <table:table-cell table:style-name="ce1" office:value-type="string" calcext:value-type="string">
            <text:p>PID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Detail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17:30:33,37432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onvert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onvert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74717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onvert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onvert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7518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oard Transport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oard Transport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75522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oard Transport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oard Transport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7592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Leave Transport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Leave Transport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76354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Leave Transport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Leave Transport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76901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alamity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alamity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7733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alamity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alamity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7781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nvalid Calamity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nvalid Calamity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7825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nvalid Calamity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nvalid Calamity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7881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Rally Point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ally Point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7919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Rally Point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ally Point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79622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rotected Conversion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rotected Conversion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79979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rotected Conversion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rotected Conversion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0387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rotected Calamity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rotected Calamity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0733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rotected Calamity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rotected Calamity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1138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Heal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Heal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144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Heal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Heal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1869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nvalid Heal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nvalid Heal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218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nvalid Heal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nvalid Heal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2602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atrol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atrol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2929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atrol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atrol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3287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rrison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rrison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3640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rrison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rrison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4055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lare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re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4391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lare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re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4764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ttack Ground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ttack Ground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5079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ttack Ground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ttack Ground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5442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Normal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ormal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576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Normal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ormal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6232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ttack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ttack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6580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ttack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ttack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712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nvalid Target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nvalid Target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7583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nvalid Target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nvalid Target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823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Target Too Close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Target Too Close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860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Target Too Close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Target Too Close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917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ther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ther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950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ther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ther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89896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ild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ild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9021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ild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ild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9060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ank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ank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9091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ank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ank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91316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No LOS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o LOS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91625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No LOS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o LOS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92030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lus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lus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92345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lus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lus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92743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ank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ank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3,39308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ank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ank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464566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465051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47524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475592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482805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483265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490295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490661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499672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00114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03124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03447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0971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10122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1879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19242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2208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22399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2522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25558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32445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32886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36770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3718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4872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3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3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4901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3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3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49491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3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3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49844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3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3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5080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3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3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51202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3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3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5164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3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3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5,55195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3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3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22258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E Button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E Button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22897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E Button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E Button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37764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pa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pa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38188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pa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pa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5279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ase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ase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53149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ase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ase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54474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beach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beach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5480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beach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beach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5546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andyBeach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andyBeach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55801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andyBeach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andyBeach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58227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rasspatch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rasspatch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5854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rasspatch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rasspatch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6039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woodland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woodland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60707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woodland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woodland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6111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rassTuft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rassTuft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61454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rassTuft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rassTuft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62423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Rock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ock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62731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Rock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ock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63765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dese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dese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64111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dese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dese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65046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ce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ce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65401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ce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ce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6773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overgrown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overgrown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6805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overgrown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overgrown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69445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CrackedMud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CrackedMud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6980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CrackedMud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CrackedMud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7174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rsh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rsh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7217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rsh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rsh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74581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sphalt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sphalt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7502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sphalt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sphalt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76960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DriedLeav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riedLeav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77275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DriedLeav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riedLeav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78843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derwater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derwater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79362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derwater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derwater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8169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nowTuft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nowTuft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82153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nowTuft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nowTuft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8467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tre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tre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8503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tre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tre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85861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tinge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tinge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86304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tinge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tinge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87147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toneroad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toneroad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87468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toneroad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toneroad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88454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rick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rick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88813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rick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rick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91464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avement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avement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9189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avement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avement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93969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hite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hite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94292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hite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hite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95196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laza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laza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95511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laza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laza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97739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RockySand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ockySand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59808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RockySand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ockySand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0066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01065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0224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02575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0474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05192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0737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TCrackedMud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TCrackedMud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0772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TCrackedMud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TCrackedMud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09833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rass_6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rass_6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1015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rass_6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rass_6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1072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moothston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moothston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11059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moothston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moothston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12515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arse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arse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1281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arse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arse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1419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inesand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inesand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14513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inesand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inesand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1586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ebbl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ebbl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1617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ebbl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ebbl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18088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Long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Long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18510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Long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Long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20150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Rock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ock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2049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Rock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ock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2294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ton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ton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23280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ton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ton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2502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now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now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2543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now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now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27741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now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now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2808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now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now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30659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nowdirt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nowdirt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31100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nowdirt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nowdirt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33488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rbletil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rbletil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33905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rbletil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rbletil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3497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aleoston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aleoston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35371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aleoston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aleoston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36908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obbleston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obbleston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37309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obbleston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obbleston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38726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Techplat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Techplat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3911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Techplat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Techplat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41390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winter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winter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4178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winter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winter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4394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winter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winter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44384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winter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winter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46534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_1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_1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46874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_1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_1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49173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_1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_1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49531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_1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_1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5291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 Facing Arrow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 Facing Arrow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5340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 Facing Arrow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 Facing Arrow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54342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uni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uni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5465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uni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uni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7717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cenarios\*.jpg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*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6,67832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*.mp3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*.mp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57308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onvert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onvert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5789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onvert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onvert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58752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oard Transport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oard Transport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5937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oard Transport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oard Transport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60131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Leave Transport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Leave Transport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60654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Leave Transport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Leave Transport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6146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alamity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alamity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6199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alamity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alamity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62725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nvalid Calamity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nvalid Calamity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63277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nvalid Calamity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nvalid Calamity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6401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Rally Point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ally Point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6450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Rally Point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ally Point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65266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rotected Conversion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rotected Conversion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6594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rotected Conversion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rotected Conversion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6690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rotected Calamity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rotected Calamity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6747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rotected Calamity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rotected Calamity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68236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Heal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Heal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68804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Heal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Heal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69513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nvalid Heal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nvalid Heal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6998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nvalid Heal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nvalid Heal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7080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atrol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atrol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71359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atrol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atrol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7201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rrison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rrison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72515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rrison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rrison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85720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lare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re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86354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lare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re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8713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ttack Ground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ttack Ground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87646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ttack Ground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ttack Ground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8841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Normal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ormal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88978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Normal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ormal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89696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ttack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ttack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90208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ttack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ttack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90924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nvalid Target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nvalid Target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91395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nvalid Target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nvalid Target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9207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Target Too Close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Target Too Close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92545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Target Too Close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Target Too Close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93244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ther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ther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9374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ther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ther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94423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ild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ild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94857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ild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ild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9552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ank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ank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96162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ank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ank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96790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No LOS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o LOS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9725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No LOS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o LOS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97942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lus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lus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98441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lus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lus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9915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ank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ank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899653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lank Pointer.tga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ank Pointer.t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00445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sphalt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sphalt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01002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sphalt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sphalt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03286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CrackedMud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CrackedMud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03765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CrackedMud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CrackedMud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0620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ase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ase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06691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ase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ase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08160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rick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rick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0861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rick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rick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11372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_1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_1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1181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_1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_1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1422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_1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_1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14769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_1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_1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2497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2557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27923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28341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30918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winter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winter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3141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winter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winter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3425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winter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winter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35020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ffwinter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ffwinter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3739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obbleston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obbleston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37844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obbleston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obbleston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39554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DriedLeav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riedLeav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4023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DriedLeav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riedLeav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41867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inesand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inesand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4237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inesand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inesand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43762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rassTuft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rassTuft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44204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rassTuft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rassTuft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45583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rass_6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rass_6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4608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rass_6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rass_6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4681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ce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ce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47300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Ice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Ice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5019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Long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Long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5065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Long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Long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52174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rbletil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rbletil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5262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rbletil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rbletil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5418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rsh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rsh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54678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arsh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rsh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57129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aleoston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aleoston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5759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aleoston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aleoston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62131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avement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avement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6375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avement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avement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66074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ebbl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ebbl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6675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ebbl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ebbl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68431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laza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laza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6899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laza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laza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71520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Rock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ock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71974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Rock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ock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74580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Rock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ock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75040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Rock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ock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7615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RockySand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ockySand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76686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RockySand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ockySand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79310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E Button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E Button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7979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E Button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E Button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8753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andyBeach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andyBeach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8805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andyBeach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andyBeach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90924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moothston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moothston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91442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moothston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moothston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92745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nowTuft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nowTuft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9320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nowTuft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nowTuft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9714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now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now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7,997711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now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now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00927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nowdirt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nowdirt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01524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nowdirt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nowdirt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0405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now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now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04544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now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now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0705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arse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arse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07524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arse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arse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08859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toneroad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toneroad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0932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toneroad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toneroad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1029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ton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ton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10764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ton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ton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12752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TCrackedMud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TCrackedMud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1316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TCrackedMud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TCrackedMud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15489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Techplat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Techplat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15983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Techplate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Techplate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1900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IControl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IControl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1957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IControl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IControl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21774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derwater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derwater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2228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derwater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derwater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25063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 Facing Arrow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 Facing Arrow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2556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 Facing Arrow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 Facing Arrow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2656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28107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2946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hite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hite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3002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hite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hite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30955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tinge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tinge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3142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tinge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tinge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3251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beach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beach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3320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beach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beach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33824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dese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dese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3429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dese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dese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3517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tre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tre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3565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tre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tre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3625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woodland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woodland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36700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woodland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woodland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3723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eegenericbutton_gold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egenericbutton_gold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37733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eegenericbutton_gold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egenericbutton_gold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4348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44001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5285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53350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6714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68535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7741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77910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8801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8846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92301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09277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09527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1007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1989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20335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24853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25370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29289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29767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38503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38967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4374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44238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53110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rasspatch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rasspatch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53606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rasspatch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rasspatch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56037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overgrown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overgrown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56500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overgrowngras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overgrowngras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57776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pa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pa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58225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pa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pa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67957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uni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uni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68485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uni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uni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77755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tinge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tinge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78254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tinge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tinge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79194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tre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tre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7962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tre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tre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8013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woodland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woodland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80592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woodland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woodland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81083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dese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dese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81545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dese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dese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82518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beach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beach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82994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ton_beach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_beach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88065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8854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9953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19998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1070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1149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21019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21505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25361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25799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3401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3447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4462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45115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54116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5457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58817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5929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6544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65928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6977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7024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74765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7523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8400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EEGenericBack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EGenericBack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8445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EEGenericBack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EGenericBack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8786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oot icon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oot icon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8831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oot icon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oot icon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88895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oot icon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oot icon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89313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oot icon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oot icon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89864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9026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9252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9290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93339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9370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94179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94602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9505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9548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9597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96379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96852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97279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97772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98197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98741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99245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299802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00207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0065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01079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01544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01955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02411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0280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0326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0366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04125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0454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0503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05445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0824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 improvements_0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 improvements_0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0866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 improvements_0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 improvements_0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37142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 improvements_0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 improvements_0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3763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 improvements_0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 improvements_0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5129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 upgrades_0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 upgrades_0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51802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 upgrades_0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 upgrades_0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8395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lar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r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384429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lar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r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00502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DottedLin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ottedLin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01009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DottedLin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ottedLin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0155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CommandConfirmatio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CommandConfirmatio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02008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CommandConfirmatio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CommandConfirmatio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1756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athCommandConfirmatio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athCommandConfirmatio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1803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PathCommandConfirmatio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athCommandConfirmatio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1939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ckCommandConfirmatio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ckCommandConfirmatio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19832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lickCommandConfirmatio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lickCommandConfirmatio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3471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Selectio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Selectio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35262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Selectio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Selectio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3580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AreaEffectCircl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AreaEffectCircl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36297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nitAreaEffectCircl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tAreaEffectCircl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5094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cloudtextur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cloudtextur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51429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cloudtextur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cloudtextur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6771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reaEffec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reaEffec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6816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reaEffec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reaEffec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6875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ircleAreaEffec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ircleAreaEffec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69328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CircleAreaEffec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ircleAreaEffec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8439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underattack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underattack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8485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underattack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underattack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86949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garrison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rrison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8740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garrison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rrison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8835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lare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re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48878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lare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re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521324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6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6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521806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6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6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533774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5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5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53426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5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5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550614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55111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566934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56742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583814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58433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60061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60109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61721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0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0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617680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10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10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63368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9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9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634130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9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9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650417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8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8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65089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8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8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66704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7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7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667519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7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7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683692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6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6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684119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6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6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700116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5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5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70058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5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5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717077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71759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733443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733940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750356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750894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ter_Ocean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ter_Ocean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76825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aseGrass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aseGrass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768767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aseGrass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aseGrass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78382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aseGrass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aseGrass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78430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aseGrass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aseGrass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800599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aseGrass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aseGrass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80092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aseGrass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aseGrass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83368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oundation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oundation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83408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oundation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oundation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84461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unitdefault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unitdefault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845048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unitdefault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unitdefault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845726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zut_smileyface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zut_smileyface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846026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zut_smileyface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zut_smileyface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84672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oundation2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oundation2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847081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oundation2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oundation2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848435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oundation3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oundation3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848869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oundation3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oundation3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851127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gun_cyclops_13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un_cyclops_13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851574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gun_cyclops_13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un_cyclops_13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03809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en_death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en_death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04210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en_death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en_death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06288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missile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missile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06573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missile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missile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0779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mechwalking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mechwalking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08229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mechwalking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mechwalking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0926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mechwalk3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chwalk3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09576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mechwalk3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chwalk3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10650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oundation_airport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oundation_airport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1104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oundation_airport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oundation_airport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12154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2grunt6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2grunt6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1259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2grunt6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2grunt6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13746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2grunt3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2grunt3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1412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2grunt3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2grunt3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15100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1gruntq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1gruntq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15401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1gruntq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1gruntq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16498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2grunt4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2grunt4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16906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2grunt4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2grunt4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1776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gruntscream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gruntscream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18105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gruntscream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gruntscream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1922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itizen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itizen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1965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itizen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itizen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20644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citizenone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one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21067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citizenone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one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34456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3491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38032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hunt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hunt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3849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hunt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hunt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4152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citizentwo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two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41957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citizentwo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two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4983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build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build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5022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build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build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52915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carry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carry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5320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carry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carry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55992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citizenfour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four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56316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citizenfour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four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6076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chop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chop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61115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chop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chop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6421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arrow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arrow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64584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arrow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arrow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65774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build2a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build2a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66176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build2a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build2a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6715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walk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walk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67435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walk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walk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6848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walk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walk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68958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walk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walk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6974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chop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hop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70165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chop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hop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70975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farm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arm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71426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farm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arm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73961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mining3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mining3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7429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mining3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mining3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7509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orage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age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7545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orage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age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76741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itizen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itizen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77130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itizen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itizen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7836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citizenspear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itizenspear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7874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citizenspear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itizenspear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79499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spear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pear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79932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spear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pear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8076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timedbomb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timedbomb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81497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timedbomb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timedbomb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82857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navalrippl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navalrippl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8326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navalrippl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navalrippl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84492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bloodSpray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bloodSpray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8479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bloodSpray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bloodSpray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89739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lies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lies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8,990015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lies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lies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0712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lies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ies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07486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lies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ies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09247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rats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rats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0956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rats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rats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16849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rats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ats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1712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rats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ats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1841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pulseuniteffect_1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pulseuniteffect_1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1869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pulseuniteffect_1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pulseuniteffect_1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1961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shieldbattery_12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hieldbattery_12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19906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shieldbattery_12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hieldbattery_12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2062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shieldbattery_1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hieldbattery_1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20904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shieldbattery_1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hieldbattery_1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2182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light_glow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light_glow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22097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light_glow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light_glow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2258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light_glow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light_glow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2290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light_glow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light_glow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2346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grunt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grunt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2373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grunt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grunt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24556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grunt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grunt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2482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grunt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grunt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2528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emscream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emscream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25549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emscream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emscream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26186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femcitizenone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one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26454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femcitizenone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one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33952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34231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3644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hunt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hunt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3671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hunt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hunt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3899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femcitizenthree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three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39354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femcitizenthree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three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4450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build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build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44780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build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build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47108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carry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carry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4747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carry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carry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50132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femcitizentwo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two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50418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femcitizentwo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two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5335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chop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chop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53657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chop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chop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5590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ild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ild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5617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ild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ild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57067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oodchop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oodchop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5747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oodchop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oodchop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5817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mining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ining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5851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mining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ining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5943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emcitizen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emcitizen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59798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emcitizen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emcitizen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77461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Jungle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Jungle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77748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Jungle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Jungle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80855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jungle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jungle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8117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jungle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jungle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83345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goat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goat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83727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goat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goat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84504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ogbark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ogbark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8482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ogbark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ogbark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8576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ird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ird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8617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ird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ird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87673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ird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ird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8803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ird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ird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90197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hawk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hawk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90595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hawk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hawk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91429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olfhowl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olfhowl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91866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olfhowl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olfhowl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94379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ayambient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ayambient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94791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ayambient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ayambient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95620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ind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ind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96032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ind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ind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099598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rows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rows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0003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rows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rows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0180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owl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owl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0212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owl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owl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0368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rooster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ooster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0409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rooster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ooster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05897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siren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siren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06264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siren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siren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07543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ightambience1b_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ightambience1b_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0786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ightambience1b_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ightambience1b_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08530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ocean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ocean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0895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ocean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ocean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1209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rowd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rowd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12484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rowd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rowd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13731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village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village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14094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village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village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17994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waypoint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ypoint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18397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waypoint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ypoint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1911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dollar_bil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ollar_bil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19538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dollar_bil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ollar_bil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20326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smokepuff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smokepuff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20718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smokepuff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smokepuff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2198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archingline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rchingline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2236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archingline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rchingline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23037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ypoint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ypoint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23450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ypoint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ypoint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24352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lag_building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g_building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24739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lag_building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g_building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2528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lag_building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g_building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25641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lag_building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g_building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28279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circl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circl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2865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circl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circl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2939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29827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30433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13081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03527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03820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1262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12909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2160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2198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3070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3107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34439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3471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40791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4109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47143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4745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55194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5547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5878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59109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65826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66220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7171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72149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77605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7800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8922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*KEINE?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*KEINE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39,88957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*KEINE?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*KEINE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17600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18026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26335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26615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34005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3429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4137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41655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47635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47950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5088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51277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5845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58731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65536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65954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69190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69507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7245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72814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79389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79679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8229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82766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ametools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ametools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90552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EEGenericBack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EGenericBack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90926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EEGenericBack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EGenericBack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93249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3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3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9353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3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3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9464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3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3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94991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3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3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95696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4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4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2,295976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4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4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15633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15673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16481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165151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170894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17118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178788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179189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182689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183060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31552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31869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3887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39290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44950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45258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4877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49202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52774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53123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56770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5713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6075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61137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plash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sh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6918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EEGenericBack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EGenericBack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6954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EEGenericBack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EGenericBack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1083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oot icon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oot icon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135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oot icon_u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oot icon_u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1713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oot icon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oot icon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2021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oot icon_dow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oot icon_dow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2397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2680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3304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3568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3998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431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4630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4892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5185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544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576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605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639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666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7068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741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7817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818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8625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900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9414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7975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80153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80514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80961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81305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81730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82071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8246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8280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8319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28354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13423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oundation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oundation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1374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oundation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oundation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15467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unitdefault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unitdefault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15765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unitdefault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unitdefault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16106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zut_smileyface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zut_smileyface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1637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zut_smileyface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zut_smileyface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1689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oundation2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oundation2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17156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oundation2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oundation2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1815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oundation3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oundation3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18419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oundation3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oundation3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2027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gun_cyclops_13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un_cyclops_13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20568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gun_cyclops_13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un_cyclops_13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4224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en_death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en_death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4252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gen_death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en_death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44113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missile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missile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44444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missile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missile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45118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mechwalking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mechwalking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45436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mechwalking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mechwalking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4603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mechwalk3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chwalk3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46311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mechwalk3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chwalk3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46875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oundation_airport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oundation_airport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47163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oundation_airport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oundation_airport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47788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c3rightaway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c3rightaway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4805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c3rightaway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c3rightaway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50407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c3ok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c3ok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5073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c3ok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c3ok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51571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c3ready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c3ready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51847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c3ready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c3ready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52407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c3canihelp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c3canihelp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52675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c3canihelp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c3canihelp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5336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gruntscream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gruntscream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53649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gruntscream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gruntscream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5426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itizen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itizen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54544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itizen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itizen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55081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citizenone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one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5538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citizenone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one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62304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6259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63574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hunt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hunt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6385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hunt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hunt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65007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citizenthree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three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6531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citizenthree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three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71521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build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build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71809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build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build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7271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carry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carry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73097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carry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carry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74116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citizentwo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two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74416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citizentwo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two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77373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chop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chop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77761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chop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chop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7879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farm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farm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79193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farm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farm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80225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min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min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8058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min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min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81609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rifle4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ifle4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8188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rifle4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ifle4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8293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build2a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build2a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83210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build2a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build2a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8365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chop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hop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83914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chop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hop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84542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farm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arm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84976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farm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arm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8643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mining3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mining3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86705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mining3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mining3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87180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orage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age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8744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orage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orage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8818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rifle1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ifle1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8857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rifle1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ifle1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8962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itize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itize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8989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itize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itize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90867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dummy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dummy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91164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dummy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dummy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9148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timedbomb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timedbomb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91752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timedbomb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timedbomb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92450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navalrippl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navalrippl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92722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navalrippl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navalrippl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9339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bloodSpray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bloodSpray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9365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bloodSpray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bloodSpray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9432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lies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lies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94599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lies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lies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9626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lies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ies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96529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lies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ies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9776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rats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rats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98066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rats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rats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499741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rats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ats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00034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rats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ats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01042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pulseuniteffect_1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pulseuniteffect_1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01312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pulseuniteffect_1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pulseuniteffect_1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02004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shieldbattery_12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hieldbattery_12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02271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shieldbattery_12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hieldbattery_12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02769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shieldbattery_1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hieldbattery_1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0305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shieldbattery_1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hieldbattery_1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03746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c3rightaway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c3rightaway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04030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c3rightaway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c3rightaway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0521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c3ok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c3ok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0550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c3ok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c3ok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06305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c3canihelp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c3canihelp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06577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c3canihelp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c3canihelp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0726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c3ready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c3ready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07534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c3ready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c3ready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08132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emscream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emscream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0840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emscream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emscream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0914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femcitizenone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one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09420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femcitizenone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one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16638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1692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17960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hunt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hunt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18243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hunt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hunt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19362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femcitizenthree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three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1968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femcitizenthree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three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2808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build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build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28547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build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build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29542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carry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carry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2981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carry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carry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30859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femcitizentwo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two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3113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femcitizentwo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two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34295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chop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chop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34572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chop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chop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35524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farm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farm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35800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farm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farm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37021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min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min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3730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min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min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3830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rifle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ifle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38574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rifle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ifle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39679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ild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ild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40014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ild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ild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40592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walk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walk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4094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walk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walk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41560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walk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walk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41945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walk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walk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4254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oodchop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oodchop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4295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oodchop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oodchop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4347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mining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ining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4384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mining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ining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44393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emcitize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emcitize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44793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emcitize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emcitize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45820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v3youcommand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v3youcommand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46097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v3youcommand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v3youcommand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46878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v3ten4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v3ten4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4714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v3ten4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v3ten4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4800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v3awaitingorders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v3awaitingorders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48366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v3awaitingorders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v3awaitingorders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49277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v3readysir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v3readysir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49555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v3readysir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v3readysir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50401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jetcrash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jetcrash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50672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jetcrash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jetcrash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5211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planecreate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lanecreate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5238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planecreate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lanecreate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53242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ir_b52bomber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b52bomber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5351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ir_b52bomber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b52bomber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7344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B5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B5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73738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B5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B5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74396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bomb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bomb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74662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bomb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bomb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76252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bomber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bomber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76527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bomber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bomber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7809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52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52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78526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52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52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7949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ukebomb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ukebomb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79778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ukebomb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ukebomb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8250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bomb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bomb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82775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bomb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bomb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83097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shell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hell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83364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shell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hell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83804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nukeblas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nukeblas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8407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nukeblas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nukeblas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84470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mushroomsmok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mushroomsmok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84736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mushroomsmok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mushroomsmok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85339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sfx_nuke_top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nuke_top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85604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sfx_nuke_top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nuke_top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86292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sfx_nuke_base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nuke_base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86651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sfx_nuke_base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nuke_base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87289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firetrai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firetrai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8756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firetrai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firetrai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89084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explosion1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xplosion1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89461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explosion1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xplosion1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9101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fiery explosio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fiery explosio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91299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fiery explosio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fiery explosio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93179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debris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debris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9344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debris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debris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93794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smokepuff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smokepuff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9406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smokepuff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smokepuff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95035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splash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plash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95311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splash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plash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9576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splash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splash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9603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splash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splash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9685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fish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ish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97123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fish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ish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97927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firetrail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firetrail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98226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firetrail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firetrail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9865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sto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sto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98928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stop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stop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59992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explor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explor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0019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explor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explor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0110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rallypoin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rallypoin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0137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rallypoin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rallypoin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02309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attackground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attackground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0261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attackground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attackground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03381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kv3yourcommand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kv3yourcommand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03659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kv3yourcommand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kv3yourcommand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04552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kv3affirmative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kv3affirmative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04821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kv3affirmative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kv3affirmative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0563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kv3awaitingorders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kv3awaitingorders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05910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kv3awaitingorders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kv3awaitingorders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06789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kv3readysir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kv3readysir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0705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kv3readysir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kv3readysir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07881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planecrash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necrash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08146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planecrash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lanecrash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2896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me26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me26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2935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me26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me26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30085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planegun1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lanegun1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30380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planegun1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planegun1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3110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jetmoveSID16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jetmoveSID16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31399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jetmoveSID16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jetmoveSID16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32257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e262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e262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3252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e262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e262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33447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tracer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tracer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3373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tracer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tracer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3404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tracer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tracer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34311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tracer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tracer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34984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ildCreate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ildCreate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3525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ildCreate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ildCreate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35858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ildingblow3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ildingblow3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36124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ildingblow3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ildingblow3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38284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ildCreate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ildCreate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38572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ildCreate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ildCreate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3916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eiffeltower_09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eiffeltower_09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639517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eiffeltower_09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eiffeltower_09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805490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eiffeltower_09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eiffeltower_09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805866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eiffeltower_09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eiffeltower_09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807538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iffeltow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iffeltow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807904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iffeltow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iffeltow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810105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exhaust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exhaust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81041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exhaust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exhaust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810805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flames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flames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81115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flames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flames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81149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fire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fire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811760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fire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fire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81328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ire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ire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813559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ire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ire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814864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rats3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rats3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815148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rats3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rats3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816104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rally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ally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81638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rally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ally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817128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ildingselect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ildingselect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817404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ildingselect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ildingselect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81813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capital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capital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81850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capital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capital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93925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gencircle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gencircle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939549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gencircle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gencircle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94016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apito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apito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94044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apito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apito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942801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scaffolding09_B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scaffolding09_B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3,943092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scaffolding09_B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scaffolding09_B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07303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rubble02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rubble02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07668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rubble02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rubble02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08325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mb_rubble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rubble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08821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mb_rubble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rubble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16352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aw_0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aw_0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16634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aw_0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aw_0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17339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haft mining_08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haft mining_08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17609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haft mining_08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haft mining_08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1829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gilgamesh_0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gilgamesh_0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18563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gilgamesh_0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gilgamesh_0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1964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argon_0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argon_0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2000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argon_0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argon_0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2087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lexanderthegreat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lexanderthegreat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2115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lexanderthegreat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lexanderthegreat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2200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annibal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annibal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2227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annibal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annibal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23110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easar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easar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23382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easar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easar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2420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harlemagne_05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harlemagne_05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2447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harlemagne_05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harlemagne_05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25295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william_06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william_06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25566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william_06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william_06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26392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richard_06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richard_06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26660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richard_06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richard_06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27574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lizabeth_08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lizabeth_08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2786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lizabeth_08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lizabeth_08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2882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otto_09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otto_09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29159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otto_09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otto_09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30054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ershing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ershing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30347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ershing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ershing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31180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anfredvonrichtofe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anfredvonrichtofe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31452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anfredvonrichtofe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anfredvonrichtofe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32284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ineflakedtools_0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ineflakedtools_0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3255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ineflakedtools_0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ineflakedtools_0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32994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afts_0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afts_0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33260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afts_0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afts_0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3409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orestry_07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orestry_07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34364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orestry_07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orestry_07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35058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nvironmental laws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nvironmental laws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35325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nvironmental laws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nvironmental laws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36124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xplosives_07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xplosives_07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3639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xplosives_07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xplosives_07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37063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etal casting_0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etal casting_0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37330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etal casting_0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etal casting_0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38172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malgamation_06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malgamation_06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3844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malgamation_06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malgamation_06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39236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land conservation_08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land conservation_08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3951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land conservation_08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land conservation_08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4015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team engine_09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team engine_09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4042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team engine_09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team engine_09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4125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windlass_08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windlass_08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41529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windlass_08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windlass_08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4214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asic oxygen furnace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asic oxygen furnace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4241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asic oxygen furnace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asic oxygen furnace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43265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echanized logging_10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echanized logging_10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43536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echanized logging_10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echanized logging_10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4432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andaxe_0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andaxe_0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4458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andaxe_0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andaxe_0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45377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elf sufficiency movement_1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elf sufficiency movement_1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45746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elf sufficiency movement_1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elf sufficiency movement_1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46728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ore mining_1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ore mining_1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47030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ore mining_1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ore mining_1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47661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tom manipulation_1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tom manipulation_1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4793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tom manipulation_1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tom manipulation_1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4881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rophet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rophet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4909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rophet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rophet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49989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ydraulic mining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ydraulic mining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50345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ydraulic mining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ydraulic mining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5103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ammer drilling rig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ammer drilling rig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51350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ammer drilling rig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ammer drilling rig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52030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ardened chise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ardened chise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5230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ardened chise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ardened chise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5295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alconry_05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alconry_05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5322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alconry_05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alconry_05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53913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upgrade wall and tow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upgrade wall and tow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5418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upgrade wall and tow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upgrade wall and tow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5501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wealthycitize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wealthycitize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55290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wealthycitize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wealthycitize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56150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observationballoo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observationballoo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5641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observationballoo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observationballoo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57202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olivercromwell_08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olivercromwell_08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57466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olivercromwell_08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olivercromwell_08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5832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apoleon_09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apoleon_09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58653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apoleon_09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apoleon_09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5950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domestication of dog_0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domestication of dog_0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59778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domestication of dog_0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domestication of dog_0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6040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enryV_07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enryV_07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60789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enryV_07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enryV_07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61624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rommel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rommel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61897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rommel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rommel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62762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observationballoon_09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observationballoon_09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6303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observationballoon_09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observationballoon_09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63841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isabela_08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isabela_08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6411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isabela_08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isabela_08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6496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anoherotwo_1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anoherotwo_1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65238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anoherotwo_1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anoherotwo_1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66042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anoheroone_1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anoheroone_1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66311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anoheroone_1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anoheroone_1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6712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infoheroone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infoheroone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67391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infoheroone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infoheroone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68207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infoherotwo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infoherotwo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6847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infoherotwo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infoherotwo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69103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upgrade uni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upgrade uni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6937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upgrade uni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upgrade uni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70019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atto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atto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70284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atto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atto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71105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acarthu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acarthu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71376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acarthu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acarthu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72218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resden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resden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72530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resden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resden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73385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lackrobeofficer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lackrobeofficer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7365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lackrobeofficer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lackrobeofficer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74484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0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0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74768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0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0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75314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0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0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7558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0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0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76146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76412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77241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05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05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77582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05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05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7823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06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06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78498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06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06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79094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07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07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7950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07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07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80104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08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08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8037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08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08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81184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09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09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81455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09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09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82015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8229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82848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1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1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83117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1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1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84025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1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1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8432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1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1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84905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85193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85765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1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1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86115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epoch_1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epoch_1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86686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wonder16_12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wonder16_12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086949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wonder16_12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wonder16_12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295323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timemachine_1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timemachine_1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29568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timemachine_1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timemachine_1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29856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timemachin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timemachin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298846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timemachin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timemachin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299762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scaffolding09_C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scaffolding09_C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00036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scaffolding09_C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scaffolding09_C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00607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rubble03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rubble03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0087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rubble03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rubble03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0132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s2sigenun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s2sigenun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01585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s2sigenun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s2sigenun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0278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s2emoige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s2emoige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0305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s2emoige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s2emoige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0400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s2stoma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s2stoma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04316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s2stoma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s2stoma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0493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s2tlemon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s2tlemon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0522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s2tlemon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s2tlemon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0616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shipsink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shipsink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0643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shipsink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shipsink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0739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oatbell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oatbell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0766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oatbell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oatbell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0884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nav_fireboat_03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av_fireboat_03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09130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nav_fireboat_03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av_fireboat_03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72343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volblast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volblast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72624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volblast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volblast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73860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paddleboat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addleboat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74126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paddleboat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addleboat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75810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galley_0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galley_0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76088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galley_0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galley_0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7704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spear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pear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7736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spear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pear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7767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spear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pear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77954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spear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pear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78291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firebal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firebal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7863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fx_firebal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fx_firebal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80390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lies2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lies2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80662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lies2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lies2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81204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rats2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rats2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81471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rats2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rats2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8240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B_order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B_order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8268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UB_order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B_order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8364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kv2fullbroadside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kv2fullbroadside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83917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kv2fullbroadside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kv2fullbroadside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85314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kv2fireabroadside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kv2fireabroadside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8558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kv2fireabroadside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kv2fireabroadside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87073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kv2orderscaptain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kv2orderscaptain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87423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kv2orderscaptain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kv2orderscaptain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88404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kv2captain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kv2captain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88720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kv2captain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kv2captain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8950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nav_fireboat_08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av_fireboat_08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389775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nav_fireboat_08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av_fireboat_08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53914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annon5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annon5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54196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annon5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annon5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55621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sailandoarmove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sailandoarmove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55892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sailandoarmove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sailandoarmove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5676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galley_08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galley_08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5703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galley_08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galley_08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57751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explosion5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xplosion5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58018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explosion5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xplosion5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59380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cannonball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cannonball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59687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cannonball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cannonball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6001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cannonball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cannonball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6030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cannonball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cannonball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6074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DebrisFlat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DebrisFlat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61029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DebrisFlat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DebrisFlat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61367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lies3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lies3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61631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flies3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flies3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62219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v3settingcourse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v3settingcourse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6248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v3settingcourse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v3settingcourse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63205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v3plottingnew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v3plottingnew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63476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v3plottingnew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v3plottingnew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64394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v3bridgehere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v3bridgehere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64682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v3bridgehere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v3bridgehere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6517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v3wheretosir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v3wheretosir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65433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v3wheretosir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v3wheretosir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65992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nav_carrier1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av_carrier1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46625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nav_carrier1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av_carrier1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2941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multicannon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ulticannon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29693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multicannon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ulticannon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31485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battlemove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battlemove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3175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battlemove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battlemove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33104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ircraft carrier_10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ircraft carrier_10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33384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ircraft carrier_10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ircraft carrier_10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3435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orsai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orsai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3466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orsai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orsai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35276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14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14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35566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14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14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36152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66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66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36449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66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66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3733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v2loweranchor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v2loweranchor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37607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v2loweranchor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v2loweranchor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3860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v2fullbroadside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v2fullbroadside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38884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v2fullbroadside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v2fullbroadside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39969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v2orderscaptain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v2orderscaptain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40245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v2orderscaptain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v2orderscaptain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4118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v2captain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v2captain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4146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fv2captain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v2captain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4202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nav_transport_07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av_transport_07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542334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nav_transport_07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av_transport_07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02567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annon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annon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02929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annon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annon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0458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paddleboat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addleboat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04859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paddleboat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addleboat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05889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galleon_07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galleon_07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0615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galleon_07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galleon_07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06867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explosion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xplosion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0713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explosion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xplosion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08211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3plottingnew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3plottingnew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08513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3plottingnew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3plottingnew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0963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3settingcourse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3settingcourse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0990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3settingcourse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3settingcourse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10876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3firstofficer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3firstofficer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11151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3firstofficer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3firstofficer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12162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3bridgehere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3bridgehere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1245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3bridgehere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3bridgehere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13408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nav_bismarck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av_bismarck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13770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nav_bismarck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av_bismarck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82406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annon8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annon8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8273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annon8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annon8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8454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ismarck battleship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ismarck battleship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84914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ismarck battleship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ismarck battleship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85846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explosion4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xplosion4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86159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explosion4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xplosion4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87366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shell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hell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8763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shell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shell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8800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jv3roger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jv3roger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88317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jv3roger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jv3roger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89205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jv3byyourcommand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jv3byyourcommand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89504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jv3byyourcommand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jv3byyourcommand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90364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jv3readysir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jv3readysir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90632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jv3readysir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jv3readysir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91446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jv3yescommander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jv3yescommander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9171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jv3yescommander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jv3yescommander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9259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ir_b29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b29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692860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ir_b29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b29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15465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modernbombe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modernbombe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15744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modernbombe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modernbombe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16229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29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29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16503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29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29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1756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ir_fw190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fw190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17839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ir_fw190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_fw190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63725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WW2Fighte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WW2Fighte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64035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WW2Fighte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WW2Fighte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64511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mgun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gun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6477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mgun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gun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65789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propww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ropww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66080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propww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propww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66999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w190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w190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67272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w190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w190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6799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mechvoice4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chvoice4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68260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mechvoice4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chvoice4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6926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mechvoice6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chvoice6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6956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mechvoice6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chvoice6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7036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mechvoice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chvoice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70626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mechvoice5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chvoice5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71229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explosion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xplosion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7149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explosion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xplosion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7241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Mech4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Mech4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72686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Mech4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Mech4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73494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gun_zeus_13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un_zeus_13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773755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gun_zeus_13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un_zeus_13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08858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zues_1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zues_1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09241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zues_1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zues_1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10402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missile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missile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1068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missile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missile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11024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missile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missile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11291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missile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missile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11993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nanovirus_12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nanovirus_12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12268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nanovirus_12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nanovirus_12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1275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nanovirus_1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nanovirus_1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13059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nanovirus_12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nanovirus_12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1432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patro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patro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1460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patro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patro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34910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zues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zues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35189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zues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zues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36159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pillbox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pillbox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3643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pillbox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pillbox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71329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pillbox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pillbox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7167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pillbox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pillbox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7214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heligun1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heligun1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72410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heligun1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heligun1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73543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illbox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illbox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73902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illbox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illbox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74865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tower_04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tower_04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87513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tower_04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tower_04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98211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roundtower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roundtower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982394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roundtower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roundtower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982981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arrow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arrow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98326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arrow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arrow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98382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tow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tow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984088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tow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tow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98483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Arrow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Arrow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985102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Arrow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Arrow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985540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arrow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arrow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985897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arrow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arrow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986451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986796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987156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scaffolding09_A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scaffolding09_A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98754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scaffolding09_A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scaffolding09_A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988251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rubble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rubble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988528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amb_rubble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mb_rubble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98926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University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versity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98967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University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University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991234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university_08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university_08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4,99157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university_08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university_08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53851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University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University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54241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University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University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5500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university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university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55368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university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university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56293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hilosophy_0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hilosophy_0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5660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hilosophy_0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hilosophy_0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5733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ullseye lantern_06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ullseye lantern_06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5761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ullseye lantern_06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ullseye lantern_06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5841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ommercial law_05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ommercial law_05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58686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ommercial law_05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ommercial law_05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5964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cientific method_08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cientific method_08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59983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cientific method_08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cientific method_08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60681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reinforced concrete_08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reinforced concrete_08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6100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reinforced concrete_08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reinforced concrete_08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61673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gaslamp_09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gaslamp_09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61944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gaslamp_09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gaslamp_09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6258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ivil liberties_10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ivil liberties_10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62847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ivil liberties_10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ivil liberties_10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6329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uilding codes_1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uilding codes_1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6355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uilding codes_1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uilding codes_1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6438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digital library_1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digital library_1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64659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digital library_1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digital library_1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6563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ulley_0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ulley_0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65910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ulley_0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ulley_0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66748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oillamp_0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oillamp_0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67025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oillamp_0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oillamp_0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67690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law schools_06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law schools_06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67963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law schools_06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law schools_06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68818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offer dam_05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offer dam_05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6910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offer dam_05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offer dam_05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7007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drydock_08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drydock_08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7034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drydock_08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drydock_08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7097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cuba repairs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cuba repairs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71241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cuba repairs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cuba repairs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72099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table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table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7236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table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table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73575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stable_07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stable_07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07384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stable_07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stable_07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3150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stable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stable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3179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stable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stable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32506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tabl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tabl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32778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tabl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tabl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3382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orseman_0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orseman_0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34109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orseman_0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orseman_0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3475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ronzecav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ronzecav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35104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ronzecav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ronzecav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3597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ataphract_05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ataphract_05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36256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ataphract_05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ataphract_05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3708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knight_06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knight_06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37359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knight_06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knight_06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38379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oorishcav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oorishcav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38746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oorishcav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oorishcav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39745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warelephant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warelephant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40046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warelephant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warelephant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4069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royalcuirassier_07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royalcuirassier_07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40959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royalcuirassier_07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royalcuirassier_07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41787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imperialcuirassier_09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imperialcuirassier_09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4207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imperialcuirassier_09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imperialcuirassier_09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4290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lancergun_07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lancergun_07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43288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lancergun_07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lancergun_07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4395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dragoongun_09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dragoongun_09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4422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dragoongun_09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dragoongun_09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4504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ersiancav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ersiancav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4531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ersiancav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ersiancav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4596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panishcav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panishcav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46236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panishcav_0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panishcav_0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4709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ompanioncav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ompanioncav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47358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ompanioncav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ompanioncav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4799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aval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aval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48261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aval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aval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4994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naval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naval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15024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naval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naval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15269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squar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squar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15685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squar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squar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16212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aval yard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aval yard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16564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aval yard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aval yard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17564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ircraft carrier_1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ircraft carrier_1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1802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ircraft carrier_1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ircraft carrier_1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1893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ttack sub_10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ttack sub_10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19302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ttack sub_10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ttack sub_10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20202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uc sub_1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uc sub_1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2055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uc sub_1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uc sub_1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2295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ttack sub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ttack sub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23237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ttack sub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ttack sub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24200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ttack sub_1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ttack sub_1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2450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ttack sub_1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ttack sub_1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2515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uc sub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uc sub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25425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uc sub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uc sub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2607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eaking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eaking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2643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eaking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eaking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2706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eaking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eaking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27354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eaking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eaking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28003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explosion6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xplosion6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2827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explosion6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explosion6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29629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gun_AASkywatcher_1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un_AASkywatcher_1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29906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gun_AASkywatcher_1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un_AASkywatcher_1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5263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agu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agu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52935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agun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agun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53903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computers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computers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5418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computers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computers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76759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omput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omput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77118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omput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omput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78367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ishtargate_03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ishtargate_03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278802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ishtargate_03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ishtargate_03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457336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ishtargate_0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ishtargate_0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45770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ishtargate_0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ishtargate_0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460573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ishtargate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ishtargate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460851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ishtargates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ishtargates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46135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Hospital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Hospital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461621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Hospital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Hospital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46268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hospital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hospital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462966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hospital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hospital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22423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hospital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hospital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2270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hospital_0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hospital_0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23328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ospita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ospita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2360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ospita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ospita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2429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erbal medicines_0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erbal medicines_0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2456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erbal medicines_0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erbal medicines_0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25201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ippocratic oath_0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ippocratic oath_0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2547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ippocratic oath_0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ippocratic oath_0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26431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harmacy_05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harmacy_05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26709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harmacy_05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harmacy_05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27558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omparitive anatomy_05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omparitive anatomy_05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2783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omparitive anatomy_05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omparitive anatomy_05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28639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vaccinations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vaccinations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28932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vaccinations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vaccinations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29604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ri_1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ri_1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2988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ri_1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ri_1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3078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quarantine_07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quarantine_07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3106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quarantine_07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quarantine_07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3148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orthopedics_08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orthopedics_08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3175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orthopedics_08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orthopedics_08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32372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hemical drugs_08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hemical drugs_08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3264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hemical drugs_08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hemical drugs_08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33274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asteurization_09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asteurization_09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3354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asteurization_09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asteurization_09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34364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vitamins_10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vitamins_10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34637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vitamins_10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vitamins_10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35509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nesthesia_09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nesthesia_09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35785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nesthesia_09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nesthesia_09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36631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dna research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dna research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36916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dna research_1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dna research_1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37338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ybernetics_1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ybernetics_1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37603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ybernetics_1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ybernetics_1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38427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ntiaging pill_1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ntiaging pill_1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38699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ntiaging pill_1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ntiaging pill_1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39350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anitation_05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anitation_05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39616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anitation_05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anitation_05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4029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uman anatomy_06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uman anatomy_06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4063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uman anatomy_06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uman anatomy_06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4143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genetic engineering_1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genetic engineering_1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41746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genetic engineering_1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genetic engineering_1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42487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Airport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port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42880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Airport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irport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4401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airfield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airfield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544290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bld_airfield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ld_airfield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68135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irpo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irpo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68561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irpor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irpor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7093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runway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runway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71204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x_runway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runway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71559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lag_fighter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g_fighter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71821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lag_fighter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g_fighter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72230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lag_airport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g_airport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7250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lag_airport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g_airport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7509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circl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circl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75447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circle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circle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75937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lag_bomber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g_bomber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7630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lag_bomber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g_bomber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76840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lag_atomic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g_atomic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77313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lag_atomic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g_atomic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7781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17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17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78089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17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17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78844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15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15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79304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15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15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80286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e109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e109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80733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e109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e109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8191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e110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e110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8219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e110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e110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82799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38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38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83103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38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38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8400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51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51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84306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51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51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8493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pitfir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pitfir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85250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pitfir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pitfir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85900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2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2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8616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2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2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8676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anoatomicbomber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anoatomicbomber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8705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anoatomicbomber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anoatomicbomber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87663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lbatross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lbatross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87951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lbatross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lbatross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88565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okke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okke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8883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okke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okke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89774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opwith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opwith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9005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opwith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opwith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90959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talon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talon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91256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talon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talon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92156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heonix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heonix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9254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pheonix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pheonix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93252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pach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pach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9352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pach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pach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94134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elispectre_1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elispectre_1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94404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elispectre_1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elispectre_1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95298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reaper_1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reaper_1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95574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reaper_14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reaper_14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96440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jackal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jackal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96716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jackal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jackal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9759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10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10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97866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10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10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99023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pacheMG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pacheMG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699410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apacheMG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apacheMG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0042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ebula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ebula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00741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nebula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nebula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0136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tealth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tealth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01636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tealth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tealth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02229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elichinook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elichinook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0249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elichinook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elichinook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03386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gotha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gotha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0366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gotha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gotha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0455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e111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e111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04834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e111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e111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0547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opwithtriplan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opwithtriplan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0575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sopwithtriplan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sopwithtriplan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06362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86sabr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86sabr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0663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86sabre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86sabre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07327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ig15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ig15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07600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ig15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ig15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08518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80shootingsta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80shootingsta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08797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80shootingstar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80shootingstar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0962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elipegesus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elipegesus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1000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helipegesus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helipegesus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10839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typhoo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typhoo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11244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typhoon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typhoon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12104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omber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omber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12380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bomber_13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bomber_13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1296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47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47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13259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47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47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14087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infinitefight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infinitefight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1438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infinitefight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infinitefight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1527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infinitebomb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infinitebomb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15551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infinitebomber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infinitebomber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16348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infiniteatomic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infiniteatomic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16619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act_infiniteatomic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act_infiniteatomic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17356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3ten4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3ten4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1762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3ten4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3ten4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1850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3siryessir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3siryessir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1876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3siryessir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3siryessir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19735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3goahead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3goahead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20000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3goahead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3goahead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20526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3readysir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3readysir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2079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3readysir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3readysir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2161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tankcreate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tankcreate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2193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tankcreate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tankcreate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22814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gun_m1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un_m1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23096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gun_m1_1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un_m1_1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4115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tank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tank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41442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ha_tank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ha_tank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4187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annon7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annon7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42170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annon7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annon7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4402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tankmove2b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tankmove2b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44402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tankmove2b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tankmove2b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46231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1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1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46511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m1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m1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47443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tankshell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tankshell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47715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x_tankshell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x_tankshell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4813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3yessir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3yessir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4840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3yessir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3yessir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49355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3yescommander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3yescommander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4971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3yescommander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3yescommander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50883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gun_leopardtank_10c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un_leopardtank_10c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51272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gun_leopardtank_10c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gun_leopardtank_10c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70865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annon6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annon6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7118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annon6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annon6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72412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leopard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leopard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7269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leopard_10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leopard_10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75675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2grunt6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2grunt6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76062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2grunt6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2grunt6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7670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2grunt3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2grunt3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7699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2grunt3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2grunt3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77614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1gruntq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1gruntq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7788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1gruntq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1gruntq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7850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2grunt4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2grunt4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7877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v2grunt4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v2grunt4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7938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citizenone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one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79649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citizenone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one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86419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8669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88486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hunt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hunt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8876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hunt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hunt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90534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citizentwo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two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90802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citizentwo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two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95646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build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build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95926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build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build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9786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carry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carry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798139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carry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carry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0017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citizenfour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four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0049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citizenfour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four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03059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chop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chop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0334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citizenchop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citizenchop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05116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arrow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arrow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05388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arrow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arrow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0587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itizen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itizen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0615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citizen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citizen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06807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citizenspear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itizenspear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0707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citizenspear_00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itizenspear_00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07418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grunt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grunt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0770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grunt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grunt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0830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grunt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grunt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08736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grunt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grunt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09451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femcitizenone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one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09806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femcitizenone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one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1707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17352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19293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hunt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hunt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19604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hunt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hunt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21394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femcitizenthree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three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21670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femcitizenthree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three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25579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build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build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25930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build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build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2770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carry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carry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28007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carry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carry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30737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femcitizentwo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two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3109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en_femcitizentwo_01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two_01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34303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chop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chop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3466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men_femcitizenchop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en_femcitizenchop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37218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emcitizen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emcitizen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37579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but_femcitizen_01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_femcitizen_01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43491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lat Model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t Model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43766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lat Model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t Model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58459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Jungle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Jungle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58783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Jungle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Jungle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61343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jungle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jungle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6172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jungle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jungle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63819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goat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goat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64098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goat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goat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64564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ogbark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ogbark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64867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ogbark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ogbark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6552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ird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ird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65917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ird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ird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67078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ird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ird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67456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ird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ird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69164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hawk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hawk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69506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hawk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hawk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6996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olfhowl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olfhowl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70311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olfhowl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olfhowl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72031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ayambient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ayambient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72324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dayambient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ayambient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7270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ind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ind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72966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wind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ind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75195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rows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rows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75581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rows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rows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77044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owl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owl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77320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owl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owl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78501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rooster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ooster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78920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rooster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rooster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79919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siren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siren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8025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Ssiren2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siren2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80839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ightambience1b_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ightambience1b_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8123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nightambience1b_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nightambience1b_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81759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ocean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ocean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82120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ocean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ocean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84409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rowd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rowd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84806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crowd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crowd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85339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village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village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85611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village-8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village-8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87882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waypoint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ypoint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8825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waypoint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ypoint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8869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dollar_bil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ollar_bil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89053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dollar_bill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dollar_bill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89597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archingline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rchingline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89962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marchingline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marchingline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9041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ypoint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ypoint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9082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waypoint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waypoint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91789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lag_building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g_building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92216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Models\flag_building.cem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g_building.c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92920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lag_building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g_building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93378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flag_buildingT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flag_buildingT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96132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96535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1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97213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5,897609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Sounds\button2.wav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button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266868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267228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1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1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273838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274122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1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1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2803852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280692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1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1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286570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286854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1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1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290167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290469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2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2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297579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297856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2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2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3039617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304241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2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2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310359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310663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2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2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313994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3142680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3_1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3_1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3188955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3192751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3_2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3_2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32468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3250456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3_3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3_3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3299889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3302644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textures\Scenfull_3_4.sst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Scenfull_3_4.s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3372593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*KEINE?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*KEINE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:30:46,3375968</text:p>
          </table:table-cell>
          <table:table-cell office:value-type="string" calcext:value-type="string">
            <text:p>Empire Earth.exe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QueryDirectory</text:p>
          </table:table-cell>
          <table:table-cell office:value-type="string" calcext:value-type="string">
            <text:p>C:\Spiele\Empire Earth\Data\*KEINE?</text:p>
          </table:table-cell>
          <table:table-cell office:value-type="string" calcext:value-type="string">
            <text:p>NO SUCH FILE</text:p>
          </table:table-cell>
          <table:table-cell office:value-type="string" calcext:value-type="string">
            <text:p>Filter: *KEINE?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'EE searched files'.A1:'EE searched files'.G180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05T15:17:09.449932376</dc:date>
    <meta:editing-duration>PT31S</meta:editing-duration>
    <meta:editing-cycles>1</meta:editing-cycles>
    <meta:document-statistic meta:table-count="1" meta:cell-count="12663" meta:object-count="0"/>
    <meta:generator>LibreOffice/6.3.5.2$Linux_X86_64 LibreOffice_project/30$Build-2</meta:generator>
  </office:meta>
</office:document-meta>
</file>